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style:font-name="Lucida Sans Unicode" fo:font-size="11pt" fo:language="en" fo:country="US" fo:font-style="normal" officeooo:rsid="009d2e07" officeooo:paragraph-rsid="009d2e07" style:font-size-asian="11pt" style:font-style-asian="normal" style:font-size-complex="11pt" style:font-style-complex="normal"/>
    </style:style>
    <style:style style:name="P69" style:family="paragraph" style:parent-style-name="Text_20_body">
      <style:text-properties style:font-name="Lucida Sans Unicode" fo:font-size="11pt" fo:language="en" fo:country="US" fo:font-style="normal" officeooo:rsid="009e5cf7" officeooo:paragraph-rsid="009e5cf7" style:font-size-asian="11pt" style:font-style-asian="normal" style:font-size-complex="11pt" style:font-style-complex="normal"/>
    </style:style>
    <style:style style:name="P70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fo:language="el" fo:country="GR" officeooo:rsid="009d2e07"/>
    </style:style>
    <style:style style:name="T122" style:family="text">
      <style:text-properties officeooo:rsid="009f07ba"/>
    </style:style>
    <style:style style:name="T123" style:family="text">
      <style:text-properties officeooo:rsid="009e5cf7"/>
    </style:style>
    <style:style style:name="T124" style:family="text">
      <style:text-properties fo:language="el" fo:country="GR" officeooo:rsid="009f07ba"/>
    </style:style>
    <style:style style:name="T125" style:family="text">
      <style:text-properties fo:language="el" fo:country="GR" officeooo:rsid="009e5cf7"/>
    </style:style>
    <style:style style:name="T126" style:family="text">
      <style:text-properties style:font-name="Lucida Sans Unicode" fo:font-size="11pt" officeooo:rsid="0057862b" style:font-size-asian="11pt" style:font-size-complex="11pt"/>
    </style:style>
    <style:style style:name="T127" style:family="text">
      <style:text-properties style:font-name="Lucida Sans Unicode" fo:font-size="11pt" officeooo:rsid="0055a668" style:font-size-asian="11pt" style:font-size-complex="11pt"/>
    </style:style>
    <style:style style:name="T128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9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30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</text:span><text:span text:style-name="T121">κατ’ έτος</text:span><text:span text:style-name="T55">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p text:style-name="P68">17. <text:span text:style-name="T55">Ένας αγωγός χαλκού μήκους</text:span> <text:span text:style-name="T122">L</text:span> =<text:span text:style-name="T55">10 </text:span><text:span text:style-name="T123">m </text:span><text:span text:style-name="T55">μέτρων και διατομής </text:span>S =<text:span text:style-name="T55">2 <text:s/>τετραγωνικών </text:span>mm <text:span text:style-name="T55">έχει ειδική ηλεκτρική αντίσταση ρ = 0,0175 Ω </text:span>m /<text:span text:style-name="T55"> τετραγωνικό </text:span>mm. <text:span text:style-name="T55">Ποια η ωμική του αντίσταση; Δίδεται </text:span>R =<text:span text:style-name="T55"> </text:span><text:span text:style-name="T124">ρ</text:span><text:span text:style-name="T55"> </text:span><text:span text:style-name="T122">L</text:span>/ S<text:span text:style-name="T55"> </text:span><text:span text:style-name="T125">.</text:span></text:p>
      <text:p text:style-name="P69">18. <text:span text:style-name="T55">Ποιο το μήκος</text:span> <text:span text:style-name="T122">L</text:span> <text:span text:style-name="T55">ενός χάλκινου αγωγού διατομής </text:span>S = 4<text:span text:style-name="T55"> τετραγωνικών </text:span>mm <text:span text:style-name="T55">και αντίστασης 1 </text:span>kilo <text:span text:style-name="T55">Ω;</text:span></text:p>
      <text:h text:style-name="P49" text:outline-level="1"><text:soft-page-break/><text:span text:style-name="T109">Σύ</text:span>νδεση με αγορά εργασίας</text:h>
      <text:p text:style-name="P70"><text:span text:style-name="T96">9. Να επισκεφθείτε τους ιστότοπους για </text:span><text:span text:style-name="T126">ε</text:span><text:span text:style-name="T96">ργασία στη</text:span><text:span text:style-name="T127">ν</text:span></text:p>
      <text:p text:style-name="P70"><text:span text:style-name="T128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9">www.</text:span><text:span text:style-name="T128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30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09T11:24:06.021251287">09/03/26</text:date></text:p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09T11:24:05.009299600</dc:date>
    <meta:editing-duration>PT6H34M50S</meta:editing-duration>
    <meta:editing-cycles>113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44" meta:word-count="1625" meta:character-count="9476" meta:non-whitespace-character-count="7811"/>
  </office:meta>
</office:document-meta>
</file>